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6.695cm" fo:margin-left="0.328cm" table:align="left"/>
    </style:style>
    <style:style style:name="Таблица1.A" style:family="table-column">
      <style:table-column-properties style:column-width="4.699cm"/>
    </style:style>
    <style:style style:name="Таблица1.B" style:family="table-column">
      <style:table-column-properties style:column-width="3.493cm"/>
    </style:style>
    <style:style style:name="Таблица1.C" style:family="table-column">
      <style:table-column-properties style:column-width="8.504cm"/>
    </style:style>
    <style:style style:name="Таблица1.A1" style:family="table-cell">
      <style:table-cell-properties fo:padding="0cm" fo:border="none" style:writing-mode="page"/>
    </style:style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2">
      <style:paragraph-properties fo:text-align="center" style:justify-single-word="false"/>
      <style:text-properties officeooo:rsid="001bbacd" officeooo:paragraph-rsid="001bbac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size="14pt" fo:font-weight="bold" officeooo:rsid="001bbacd" officeooo:paragraph-rsid="001bbacd" style:font-size-asian="14pt" style:font-weight-asian="bold" style:font-size-complex="14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size="14pt" fo:font-weight="bold" officeooo:rsid="001bbacd" officeooo:paragraph-rsid="001bbacd" style:font-size-asian="14pt" style:font-weight-asian="bold" style:font-size-complex="14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ize="14pt" officeooo:rsid="001bbacd" officeooo:paragraph-rsid="001bbacd" style:font-size-asian="14pt" style:font-size-complex="14pt"/>
    </style:style>
    <style:style style:name="P8" style:family="paragraph" style:parent-style-name="Table_20_Contents">
      <style:paragraph-properties fo:text-align="start" style:justify-single-word="false"/>
      <style:text-properties fo:font-size="14pt" officeooo:paragraph-rsid="001bbacd" style:font-size-asian="14pt" style:font-size-complex="14pt"/>
    </style:style>
    <style:style style:name="P9" style:family="paragraph" style:parent-style-name="Text_20_body">
      <style:paragraph-properties fo:text-align="center" style:justify-single-word="false"/>
      <style:text-properties officeooo:paragraph-rsid="001bbacd"/>
    </style:style>
    <style:style style:name="P10" style:family="paragraph" style:parent-style-name="Text_20_body">
      <style:paragraph-properties fo:text-align="center" style:justify-single-word="false"/>
      <style:text-properties officeooo:rsid="001bbacd" officeooo:paragraph-rsid="001bbacd"/>
    </style:style>
    <style:style style:name="T1" style:family="text">
      <style:text-properties officeooo:rsid="001bba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Основные возможности Scilab, используемые при работе с матрицами</text:h>
      <text:p text:style-name="P10">Арсений Величко, ИВТ 1 курс, 2 гр. 3 подгруппа</text:p>
      <text:h text:style-name="P2" text:outline-level="2">Операции над матрицами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TableLine93954775266992"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4">Оператор</text:p>
          </table:table-cell>
          <table:table-cell table:style-name="Таблица1.A1" office:value-type="string">
            <text:p text:style-name="P5">Значение</text:p>
          </table:table-cell>
        </table:table-row>
        <table:table-row table:style-name="TableLine93954775266992"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4">+</text:p>
          </table:table-cell>
          <table:table-cell table:style-name="Таблица1.A1" office:value-type="string">
            <text:p text:style-name="P7">Сложение</text:p>
          </table:table-cell>
        </table:table-row>
        <table:table-row table:style-name="TableLine93954775266992"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6">.<text:span text:style-name="T1">+</text:span></text:p>
          </table:table-cell>
          <table:table-cell table:style-name="Таблица1.A1" office:value-type="string">
            <text:p text:style-name="P7">Поэлементное сложение</text:p>
          </table:table-cell>
        </table:table-row>
        <table:table-row table:style-name="TableLine93954775266992"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6">-</text:p>
          </table:table-cell>
          <table:table-cell table:style-name="Таблица1.A1" office:value-type="string">
            <text:p text:style-name="P7">Вычитание</text:p>
          </table:table-cell>
        </table:table-row>
        <table:table-row table:style-name="TableLine93954775266992"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4">.-</text:p>
          </table:table-cell>
          <table:table-cell table:style-name="Таблица1.A1" office:value-type="string">
            <text:p text:style-name="P7">Поэлементное вычитание</text:p>
          </table:table-cell>
        </table:table-row>
        <table:table-row table:style-name="TableLine93954775266992"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6">*</text:p>
          </table:table-cell>
          <table:table-cell table:style-name="Таблица1.A1" office:value-type="string">
            <text:p text:style-name="P7">Умножение</text:p>
          </table:table-cell>
        </table:table-row>
        <table:table-row table:style-name="TableLine93954775266992"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6">.*</text:p>
          </table:table-cell>
          <table:table-cell table:style-name="Таблица1.A1" office:value-type="string">
            <text:p text:style-name="P7">Поэлементное умножение</text:p>
          </table:table-cell>
        </table:table-row>
        <table:table-row table:style-name="TableLine93954775266992"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6">/</text:p>
          </table:table-cell>
          <table:table-cell table:style-name="Таблица1.A1" office:value-type="string">
            <text:p text:style-name="P7">Деление слева</text:p>
          </table:table-cell>
        </table:table-row>
        <table:table-row table:style-name="TableLine93954775266992"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6">./</text:p>
          </table:table-cell>
          <table:table-cell table:style-name="Таблица1.A1" office:value-type="string">
            <text:p text:style-name="P7">Поэлементное деление слева</text:p>
          </table:table-cell>
        </table:table-row>
        <table:table-row table:style-name="TableLine93954775266992"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4">\</text:p>
          </table:table-cell>
          <table:table-cell table:style-name="Таблица1.A1" office:value-type="string">
            <text:p text:style-name="P8"><text:span text:style-name="T1">Деление справа</text:span></text:p>
          </table:table-cell>
        </table:table-row>
        <table:table-row table:style-name="TableLine93954775266992"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6">.<text:span text:style-name="T1">\</text:span></text:p>
          </table:table-cell>
          <table:table-cell table:style-name="Таблица1.A1" office:value-type="string">
            <text:p text:style-name="P8"><text:span text:style-name="T1">Поэлементное деление справа</text:span></text:p>
          </table:table-cell>
        </table:table-row>
        <table:table-row table:style-name="TableLine93954775266992"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4">^</text:p>
          </table:table-cell>
          <table:table-cell table:style-name="Таблица1.A1" office:value-type="string">
            <text:p text:style-name="P7">Возведение в степень</text:p>
          </table:table-cell>
        </table:table-row>
        <table:table-row table:style-name="TableLine93954775266992"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6">:<text:span text:style-name="T1">^</text:span></text:p>
          </table:table-cell>
          <table:table-cell table:style-name="Таблица1.A1" office:value-type="string">
            <text:p text:style-name="P7">Поэлементное возведение в степень</text:p>
          </table:table-cell>
        </table:table-row>
        <table:table-row table:style-name="TableLine93954775266992"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6">“</text:p>
          </table:table-cell>
          <table:table-cell table:style-name="Таблица1.A1" office:value-type="string">
            <text:p text:style-name="P7">Эрмитово сопряжене</text:p>
          </table:table-cell>
        </table:table-row>
        <table:table-row table:style-name="TableLine93954775266992"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6">.“</text:p>
          </table:table-cell>
          <table:table-cell table:style-name="Таблица1.A1" office:value-type="string">
            <text:p text:style-name="P7">Транспонирование без сопряжения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8T18:40:02.307284405</meta:creation-date>
    <meta:generator>LibreOffice/7.0.3.1$Linux_X86_64 LibreOffice_project/00$Build-1</meta:generator>
    <dc:date>2020-12-18T18:51:13.315791801</dc:date>
    <meta:editing-duration>PT11M11S</meta:editing-duration>
    <meta:editing-cycles>3</meta:editing-cycles>
    <meta:document-statistic meta:table-count="1" meta:image-count="0" meta:object-count="0" meta:page-count="1" meta:paragraph-count="33" meta:word-count="67" meta:character-count="442" meta:non-whitespace-character-count="408"/>
  </office:meta>
</office:document-meta>
</file>